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margin-top="0in" fo:margin-bottom="0in" loext:contextual-spacing="false"/>
    </style:style>
    <style:style style:name="Sect1" style:family="section">
      <style:section-properties fo:margin-left="0in" fo:margin-right="0in" style:editable="false">
        <style:columns fo:column-count="1" fo:column-gap="0in"/>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text:a xlink:type="simple" xlink:href="javascript:void(0)" text:style-name="Internet_20_link" text:visited-style-name="Visited_20_Internet_20_Link">1-1 Discussion: Selection of Stakeholders</text:a> </text:h>
      <text:p text:style-name="P1">Michael Surdek posted Jul 29, 2021 11:48 AM</text:p>
      <text:section text:style-name="Sect1" text:name="d2l_1_296_595">
        <text:p text:style-name="P1"><text:bookmark text:name="d2l_1_295_669"/></text:p>
      </text:section>
      <text:section text:style-name="Sect1" text:name="d2l_1_297_135">
        <text:p text:style-name="Text_20_body">I have worked full-time for three organizations and my two most recent jobs were in roles with defined responsibilities on a monthly basis. These positions rarely, if ever, involved projects in the sense of non-repetitive activities towards a unique end result. However, in my first job at a small minor league hockey organization, the now-defunct Manchester Monarchs, there were projects all throughout the season that incorporated various managers, team members, and stakeholders related to individual games and theme nights. These types of projects included promotional games such as Pink in the Rink, Military Appreciation, and CORE (Children of Restaurant Employees).</text:p>
        <text:p text:style-name="Text_20_body">With a small organization like the Monarchs, staff members of all levels (sales reps, vice presidents, CEO) participate in these projects on a relative needs basis. For example, as a project team member, I was responsible for website development and ticket sales on certain projects and for group sales fulfillment on other projects. Additionally, I played the project manager role for our CORE night, although this involved more hands-on responsibilities than a project manager would typically have.</text:p>
        <text:p text:style-name="Text_20_body">In general, the manager and team members for a particular project would naturally develop when the project was initiated and through its infancy stages. Some projects were executed on a yearly basis, so these were better defined and executed using frameworks from prior years. Other projects were either one-offs or taking place for the first time, and these resulted in higher levels of flexibility and honestly, chaos. Key project stakeholders always included the Monarchs executives and investors as well as outside organizations such as the Catholic Medical Center or the New Hampshire Highway Safety Administration. For my CORE night project, I was responsible for satisfying the needs and desires of all stakeholders, including two outside organizations, Great NH Restaurants and Children of Restaurant Employees. Overall, in this type of organization, there was a wide variety among the scope, procedures, and structure of all projects. There was a lot of freedom and flexibility, but participation occurred on a needs basis and things were subject to change at any time.</text:p>
      </text:section>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8-16T17:49:59.835255099</meta:creation-date>
    <dc:date>2021-08-16T17:51:08.095440706</dc:date>
    <meta:editing-duration>PT1M8S</meta:editing-duration>
    <meta:editing-cycles>1</meta:editing-cycles>
    <meta:document-statistic meta:table-count="0" meta:image-count="0" meta:object-count="0" meta:page-count="1" meta:paragraph-count="5" meta:word-count="358" meta:character-count="2335" meta:non-whitespace-character-count="1981"/>
    <meta:generator>LibreOffice/6.4.7.2$Linux_X86_64 LibreOffice_project/40$Build-2</meta:generator>
  </office:meta>
</office:document-meta>
</file>